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2" svg:font-family="Mangal"/>
    <style:font-face style:name="Segoe UI" svg:font-family="'Segoe UI'"/>
    <style:font-face style:name="Liberation Serif1" svg:font-family="'Liberation Serif'" style:font-family-generic="roman"/>
    <style:font-face style:name="Mangal1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1" fo:font-size="12pt" fo:font-weight="bold" officeooo:paragraph-rsid="001fd963" style:font-size-asian="12pt" style:font-weight-asian="bold" style:font-name-complex="Liberation Sans1" style:font-size-complex="12pt" style:font-weight-complex="bold"/>
    </style:style>
    <style:style style:name="P2" style:family="paragraph" style:parent-style-name="Standard">
      <style:text-properties fo:color="#000000" style:font-name="Segoe UI1" fo:font-size="11pt" fo:font-weight="normal" officeooo:rsid="000b09f7" officeooo:paragraph-rsid="0021d732" style:font-size-asian="11pt" style:font-weight-asian="normal" style:font-size-complex="11pt" style:font-weight-complex="normal"/>
    </style:style>
    <style:style style:name="P3" style:family="paragraph" style:parent-style-name="Standard">
      <style:text-properties fo:color="#000000" style:font-name="Segoe UI1" fo:font-size="11pt" fo:font-weight="normal" officeooo:rsid="000e2d76" officeooo:paragraph-rsid="0021d732" style:font-size-asian="11pt" style:font-weight-asian="normal" style:font-size-complex="11pt" style:font-weight-complex="normal"/>
    </style:style>
    <style:style style:name="P4" style:family="paragraph" style:parent-style-name="Standard">
      <style:text-properties fo:color="#000000" style:font-name="Segoe UI1" fo:font-size="11pt" fo:font-weight="normal" officeooo:rsid="00204a04" officeooo:paragraph-rsid="0021d732" style:font-size-asian="11pt" style:font-weight-asian="normal" style:font-size-complex="11pt" style:font-weight-complex="normal"/>
    </style:style>
    <style:style style:name="P5" style:family="paragraph" style:parent-style-name="Standard">
      <style:text-properties fo:color="#000000" style:font-name="Segoe UI1" fo:font-size="11pt" fo:font-weight="normal" officeooo:paragraph-rsid="001fd963" style:font-size-asian="11pt" style:font-weight-asian="normal" style:font-name-complex="Liberation Sans1" style:font-size-complex="11pt" style:font-weight-complex="normal"/>
    </style:style>
    <style:style style:name="P6" style:family="paragraph" style:parent-style-name="Standard">
      <style:text-properties fo:color="#000000" style:font-name="Segoe UI1" fo:font-size="11pt" fo:font-weight="normal" officeooo:rsid="0037f84c" officeooo:paragraph-rsid="0021d732" style:font-size-asian="11pt" style:font-weight-asian="normal" style:font-name-complex="Liberation Sans1" style:font-size-complex="11pt" style:font-weight-complex="normal"/>
    </style:style>
    <style:style style:name="P7" style:family="paragraph" style:parent-style-name="Standard">
      <style:text-properties fo:color="#000000" style:font-name="Segoe UI1" fo:font-size="11pt" fo:font-weight="normal" officeooo:rsid="000ec2af" officeooo:paragraph-rsid="0021d732" style:font-size-asian="11pt" style:font-weight-asian="normal" style:font-name-complex="Liberation Sans1" style:font-size-complex="11pt" style:font-weight-complex="normal"/>
    </style:style>
    <style:style style:name="P8" style:family="paragraph" style:parent-style-name="Standard">
      <style:text-properties fo:color="#00b274" style:font-name="Segoe UI1" fo:font-size="11pt" fo:font-weight="normal" officeooo:rsid="00131e50" officeooo:paragraph-rsid="002c604b" style:font-size-asian="11pt" style:font-weight-asian="normal" style:font-name-complex="Liberation Sans1" style:font-size-complex="11pt" style:font-weight-complex="normal"/>
    </style:style>
    <style:style style:name="P9" style:family="paragraph" style:parent-style-name="Standard">
      <style:text-properties style:font-name="Segoe UI1" fo:font-size="12pt" fo:font-weight="bold" officeooo:paragraph-rsid="001fd963" style:font-size-asian="12pt" style:font-weight-asian="bold" style:font-name-complex="Liberation Sans1" style:font-size-complex="12pt" style:font-weight-complex="bold"/>
    </style:style>
    <style:style style:name="P10" style:family="paragraph" style:parent-style-name="Standard">
      <style:text-properties style:font-name="Segoe UI1" fo:font-size="11pt" officeooo:rsid="00131e50" officeooo:paragraph-rsid="0021d732" style:font-size-asian="11pt" style:font-size-complex="11pt"/>
    </style:style>
    <style:style style:name="P11" style:family="paragraph" style:parent-style-name="Standard">
      <style:text-properties style:font-name="Segoe UI1" fo:font-size="11pt" officeooo:paragraph-rsid="001fd963" style:font-size-asian="11pt" style:font-size-complex="11pt"/>
    </style:style>
    <style:style style:name="P12" style:family="paragraph" style:parent-style-name="Standard">
      <style:text-properties style:font-name="Segoe UI1" fo:font-size="11pt" officeooo:paragraph-rsid="002725a1" style:font-size-asian="11pt" style:font-size-complex="11pt"/>
    </style:style>
    <style:style style:name="P13" style:family="paragraph" style:parent-style-name="Standard">
      <style:text-properties style:font-name="Segoe UI1" fo:font-size="11pt" officeooo:rsid="00187eac" officeooo:paragraph-rsid="0023328e" style:font-size-asian="11pt" style:font-size-complex="11pt"/>
    </style:style>
    <style:style style:name="P14" style:family="paragraph" style:parent-style-name="Standard">
      <style:text-properties style:font-name="Segoe UI1" fo:font-size="11pt" officeooo:rsid="002eb288" officeooo:paragraph-rsid="002eb288" style:font-size-asian="11pt" style:font-size-complex="11pt"/>
    </style:style>
    <style:style style:name="P15" style:family="paragraph" style:parent-style-name="Standard">
      <style:text-properties style:font-name="Segoe UI1" fo:font-size="11pt" officeooo:rsid="00306c33" officeooo:paragraph-rsid="00306c33" style:font-size-asian="11pt" style:font-name-complex="Liberation Sans1" style:font-size-complex="11pt"/>
    </style:style>
    <style:style style:name="P16" style:family="paragraph" style:parent-style-name="Standard">
      <style:text-properties style:font-name="Liberation Serif1" officeooo:rsid="00131e50" officeooo:paragraph-rsid="002c604b"/>
    </style:style>
    <style:style style:name="P17" style:family="paragraph" style:parent-style-name="Standard">
      <style:text-properties style:font-name="Liberation Serif1" officeooo:rsid="00140e87" officeooo:paragraph-rsid="00252fbe"/>
    </style:style>
    <style:style style:name="P18" style:family="paragraph" style:parent-style-name="Standard">
      <style:text-properties style:font-name="Liberation Sans1" fo:font-size="12pt" fo:font-weight="bold" officeooo:paragraph-rsid="001fd963" style:font-size-asian="12pt" style:font-weight-asian="bold" style:font-name-complex="Liberation Sans1" style:font-size-complex="12pt" style:font-weight-complex="bold"/>
    </style:style>
    <style:style style:name="P19" style:family="paragraph" style:parent-style-name="Standard">
      <style:text-properties style:font-name="Liberation Sans1" fo:font-size="12pt" fo:font-weight="bold" officeooo:rsid="00306c33" officeooo:paragraph-rsid="001fd963" style:font-size-asian="12pt" style:font-weight-asian="bold" style:font-name-complex="Liberation Sans1" style:font-size-complex="12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style:font-name="Segoe UI1" fo:font-size="11pt" fo:font-weight="normal" style:font-size-asian="11pt" style:font-weight-asian="normal" style:font-name-complex="Segoe UI1" style:font-size-complex="11pt" style:font-weight-complex="normal"/>
    </style:style>
    <style:style style:name="T3" style:family="text">
      <style:text-properties fo:color="#000000" style:font-name="Segoe UI1" fo:font-size="11pt" fo:font-weight="normal" officeooo:rsid="00058b46" style:font-size-asian="11pt" style:font-weight-asian="normal" style:font-name-complex="Segoe UI1" style:font-size-complex="11pt" style:font-weight-complex="normal"/>
    </style:style>
    <style:style style:name="T4" style:family="text">
      <style:text-properties fo:color="#000000" style:font-name="Segoe UI1" fo:font-size="11pt" style:font-size-asian="11pt" style:font-size-complex="11pt"/>
    </style:style>
    <style:style style:name="T5" style:family="text">
      <style:text-properties fo:color="#000000" style:font-name="Segoe UI1" fo:font-size="11pt" officeooo:rsid="00252fbe" style:font-size-asian="11pt" style:font-size-complex="11pt"/>
    </style:style>
    <style:style style:name="T6" style:family="text">
      <style:text-properties fo:color="#000000" fo:font-weight="normal" style:font-weight-asian="normal" style:font-name-complex="Liberation Sans1" style:font-weight-complex="normal"/>
    </style:style>
    <style:style style:name="T7" style:family="text">
      <style:text-properties fo:color="#000000" fo:font-weight="normal" officeooo:rsid="001fd963" style:font-weight-asian="normal" style:font-name-complex="Liberation Sans1" style:font-weight-complex="normal"/>
    </style:style>
    <style:style style:name="T8" style:family="text">
      <style:text-properties fo:color="#000000" fo:font-weight="normal" officeooo:rsid="0025acc3" style:font-weight-asian="normal" style:font-name-complex="Liberation Sans1" style:font-weight-complex="normal"/>
    </style:style>
    <style:style style:name="T9" style:family="text">
      <style:text-properties fo:color="#000000" fo:font-weight="normal" officeooo:rsid="00140e87" style:font-weight-asian="normal" style:font-name-complex="Segoe UI1" style:font-weight-complex="normal"/>
    </style:style>
    <style:style style:name="T10" style:family="text">
      <style:text-properties fo:color="#000000" fo:font-weight="normal" officeooo:rsid="00058b46" style:font-weight-asian="normal" style:font-name-complex="Segoe UI1" style:font-weight-complex="normal"/>
    </style:style>
    <style:style style:name="T11" style:family="text">
      <style:text-properties fo:color="#000000" fo:font-weight="normal" style:font-weight-asian="normal" style:font-weight-complex="normal"/>
    </style:style>
    <style:style style:name="T12" style:family="text">
      <style:text-properties fo:color="#000000" fo:font-weight="normal" style:font-name-asian="SimSun1" style:font-weight-asian="normal" style:font-name-complex="Liberation Sans1" style:font-weight-complex="normal"/>
    </style:style>
    <style:style style:name="T13" style:family="text">
      <style:text-properties fo:color="#000000" fo:font-weight="normal" style:font-name-asian="SimSun1" style:font-weight-asian="normal" style:font-name-complex="Mangal1" style:font-weight-complex="normal"/>
    </style:style>
    <style:style style:name="T14" style:family="text">
      <style:text-properties fo:color="#000000" officeooo:rsid="00140e87" style:font-name-complex="Segoe UI1"/>
    </style:style>
    <style:style style:name="T15" style:family="text">
      <style:text-properties fo:color="#000000" officeooo:rsid="00058b46" style:font-name-complex="Segoe UI1"/>
    </style:style>
    <style:style style:name="T16" style:family="text">
      <style:text-properties fo:color="#ff1493" style:font-name="Segoe UI1" fo:font-size="11pt" style:font-size-asian="11pt" style:font-size-complex="11pt"/>
    </style:style>
    <style:style style:name="T17" style:family="text">
      <style:text-properties fo:color="#ff1493" fo:font-weight="normal" style:font-weight-asian="normal" style:font-name-complex="Liberation Sans1" style:font-weight-complex="normal"/>
    </style:style>
    <style:style style:name="T18" style:family="text">
      <style:text-properties fo:color="#00b274" officeooo:rsid="00336c48" style:font-name-complex="Liberation Sans1"/>
    </style:style>
    <style:style style:name="T19" style:family="text">
      <style:text-properties fo:color="#00b274" officeooo:rsid="0037f84c" style:font-name-complex="Liberation Sans1"/>
    </style:style>
    <style:style style:name="T20" style:family="text">
      <style:text-properties fo:color="#00b274" officeooo:rsid="0022a932" style:font-name-complex="Liberation Sans1"/>
    </style:style>
    <style:style style:name="T21" style:family="text">
      <style:text-properties fo:color="#00b274" officeooo:rsid="0039c62c" style:font-name-complex="Liberation Sans1"/>
    </style:style>
    <style:style style:name="T22" style:family="text">
      <style:text-properties fo:color="#00b274" officeooo:rsid="000b09f7" style:font-name-complex="Liberation Sans1"/>
    </style:style>
    <style:style style:name="T23" style:family="text">
      <style:text-properties fo:color="#00b274" officeooo:rsid="0018ba91" style:font-name-complex="Liberation Sans1"/>
    </style:style>
    <style:style style:name="T24" style:family="text">
      <style:text-properties fo:color="#00b274" officeooo:rsid="000ec2af" style:font-name-complex="Liberation Sans1"/>
    </style:style>
    <style:style style:name="T25" style:family="text">
      <style:text-properties fo:color="#ef413d" officeooo:rsid="0037f84c" style:font-name-complex="Liberation Sans1"/>
    </style:style>
    <style:style style:name="T26" style:family="text">
      <style:text-properties officeooo:rsid="000e2d76"/>
    </style:style>
    <style:style style:name="T27" style:family="text">
      <style:text-properties officeooo:rsid="0021d732"/>
    </style:style>
    <style:style style:name="T28" style:family="text">
      <style:text-properties officeooo:rsid="000b09f7"/>
    </style:style>
    <style:style style:name="T29" style:family="text">
      <style:text-properties fo:color="#5e8ac7" style:font-name="Segoe UI1" fo:font-size="11pt" style:font-size-asian="11pt" style:font-size-complex="11pt"/>
    </style:style>
    <style:style style:name="T30" style:family="text">
      <style:text-properties fo:color="#5e8ac7" style:font-name="Segoe UI1" fo:font-size="11pt" officeooo:rsid="00252fbe" style:font-size-asian="11pt" style:font-size-complex="11pt"/>
    </style:style>
    <style:style style:name="T31" style:family="text">
      <style:text-properties fo:color="#5e8ac7" style:font-name="Segoe UI1" fo:font-size="11pt" officeooo:rsid="00131e50" style:font-size-asian="11pt" style:font-size-complex="11pt"/>
    </style:style>
    <style:style style:name="T32" style:family="text">
      <style:text-properties style:font-name-asian="SimSun1" style:font-name-complex="Mangal1"/>
    </style:style>
    <style:style style:name="T33" style:family="text">
      <style:text-properties style:font-name="Segoe UI1" fo:font-size="11pt" style:font-size-asian="11pt" style:font-size-complex="11pt"/>
    </style:style>
    <style:style style:name="T34" style:family="text">
      <style:text-properties style:font-name="Segoe UI1" fo:font-size="11pt" officeooo:rsid="000b09f7" style:font-size-asian="11pt" style:font-size-complex="11pt"/>
    </style:style>
    <style:style style:name="T35" style:family="text">
      <style:text-properties style:font-name="Segoe UI1" fo:font-size="11pt" officeooo:rsid="002a6406" style:font-size-asian="11pt" style:font-size-complex="11pt"/>
    </style:style>
    <style:style style:name="T36" style:family="text">
      <style:text-properties officeooo:rsid="00336c48" style:font-name-complex="Liberation Sans1"/>
    </style:style>
    <style:style style:name="T37" style:family="text">
      <style:text-properties officeooo:rsid="0037f84c" style:font-name-complex="Liberation Sans1"/>
    </style:style>
    <style:style style:name="T38" style:family="text">
      <style:text-properties officeooo:rsid="0022a932" style:font-name-complex="Liberation Sans1"/>
    </style:style>
    <style:style style:name="T39" style:family="text">
      <style:text-properties officeooo:rsid="0039c62c" style:font-name-complex="Liberation Sans1"/>
    </style:style>
    <style:style style:name="T40" style:family="text">
      <style:text-properties officeooo:rsid="000b09f7" style:font-name-complex="Liberation Sans1"/>
    </style:style>
    <style:style style:name="T41" style:family="text">
      <style:text-properties officeooo:rsid="0018ba91" style:font-name-complex="Liberation Sans1"/>
    </style:style>
    <style:style style:name="T42" style:family="text">
      <style:text-properties officeooo:rsid="000ec2af" style:font-name-complex="Liberation Sans1"/>
    </style:style>
    <style:style style:name="T43" style:family="text">
      <style:text-properties officeooo:rsid="002c604b" style:font-name-complex="Liberation Sans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9">Preporuka za Farkaš Ingrid</text:p>
      <text:p text:style-name="P1"/>
      <text:p text:style-name="P19"/>
      <text:p text:style-name="P1"/>
      <text:p text:style-name="P1"/>
      <text:p text:style-name="P11"><text:span text:style-name="T6">Ovu preporuku pišem za Farkaš Ingrid, koja je konkurisala za posao </text:span><text:span text:style-name="T7">Junior Backend</text:span><text:span text:style-name="T17"> </text:span><text:span text:style-name="T6">Developer-a.</text:span></text:p>
      <text:p text:style-name="P15"><text:span text:style-name="T11"/></text:p>
      <text:p text:style-name="P12"><text:span text:style-name="T6">Ingrid je zavr</text:span><text:span text:style-name="T12">š</text:span><text:span text:style-name="T6">ila informatiku na prirodno-matemati</text:span><text:span text:style-name="T12">č</text:span><text:span text:style-name="T6">kom fakultetu ( u Novom Sadu ), a na Univerzitetu u Winnipeg-u ( u Kanadi ) je zavr</text:span><text:span text:style-name="T12">š</text:span><text:span text:style-name="T6">ila veb programiranje i radila je kao programer i web developer. Mislim da je do sada postigla izvanredan uspeh na poslu i tokom </text:span><text:span text:style-name="T12">š</text:span><text:span text:style-name="T6">kolovanja jer je veoma inteligentna, puno i odgovorno radi i studira </text:span><text:span text:style-name="T8">i</text:span><text:span text:style-name="T6"> ima veoma dobar pristup re</text:span><text:span text:style-name="T12">š</text:span><text:span text:style-name="T6">avanju problema i razmi</text:span><text:span text:style-name="T12">š</text:span><text:span text:style-name="T6">lja logi</text:span><text:span text:style-name="T12">č</text:span><text:span text:style-name="T6">ki.</text:span></text:p>
      <text:p text:style-name="P5"/>
      <text:p text:style-name="P2"><text:span text:style-name="T27">Posle dolaska iz Kanade upisala se na dva kursa: Advanced Java i Oracle. U</text:span> oba kursa Ingrid je veoma marljivo studirala, uvek je na vreme uradila zadatke i trudila se da postigne najbolji rezultat. Na času je bila veoma aktivna, postavljala je puno pitanja i aktivno je <text:span text:style-name="T26">u</text:span>č<text:span text:style-name="T26">estvovala u razmeni mi</text:span>š<text:span text:style-name="T26">ljenja. Pored toga uvek se trudila da nau</text:span>č<text:span text:style-name="T26">i i da uradi mnogo vi</text:span>š<text:span text:style-name="T26">e nego neophodno.</text:span></text:p>
      <text:p text:style-name="P2"/>
      <text:p text:style-name="P4"><text:span text:style-name="T36">Posle završetka kursa Ingrid je radila na dva hobi projekta </text:span><text:span text:style-name="T37">jer je htela da primeni svoje znanje u praksi i da vidi detalje i probleme do kojih dolazi prilikom primene tog znanja. Mislim da je ona veoma telentovana u oblasti programiranja </text:span><text:span text:style-name="T38">i</text:span><text:span text:style-name="T37"> baza podataka, da ima veoma temeljno znanje u toj oblasti </text:span><text:span text:style-name="T38">i</text:span><text:span text:style-name="T37"> da </text:span><text:span text:style-name="T43">je ona </text:span><text:span text:style-name="T37">veoma </text:span><text:span text:style-name="T39">uspe</text:span><text:span text:style-name="T38">š</text:span><text:span text:style-name="T39">an programer koji u</text:span><text:span text:style-name="T38">ž</text:span><text:span text:style-name="T39">iva da radi samostalno kao </text:span><text:span text:style-name="T38">i</text:span><text:span text:style-name="T39"> deo tima.</text:span><text:span text:style-name="T37"> </text:span></text:p>
      <text:p text:style-name="P6"/>
      <text:p text:style-name="P3"><text:span text:style-name="T37">Mislim da </text:span><text:span text:style-name="T40">ć</text:span><text:span text:style-name="T37">e Ingrid biti odli</text:span><text:span text:style-name="T40">č</text:span><text:span text:style-name="T37">an dodatak Va</text:span><text:span text:style-name="T40">š</text:span><text:span text:style-name="T37">oj kompaniji. Ona </text:span><text:span text:style-name="T41">poseduje</text:span><text:span text:style-name="T37"> veoma temeljno znanje u oblasti programiranja i baza podataka, </text:span><text:span text:style-name="T42">veoma je precizna, obraća puno pažnje na detalje i ima veoma dobar logičan pristup rešavanju problema. Ona je veoma samostalna ali takođe uživa da radi kao deo tima.</text:span></text:p>
      <text:p text:style-name="P7"/>
      <text:p text:style-name="P16"><text:span text:style-name="T33">Siguran sam da </text:span><text:span text:style-name="T34">ć</text:span><text:span text:style-name="T33">e Ingrid biti veoma uspe</text:span><text:span text:style-name="T34">š</text:span><text:span text:style-name="T33">an i vredan dodatak Va</text:span><text:span text:style-name="T34">š</text:span><text:span text:style-name="T33">oj organizaciji. Da</text:span><text:span text:style-name="T35">la</text:span><text:span text:style-name="T33"> bih joj najbolju preporuku. Ako imate bilo kakvih pitanja molim Vas slobodno stupite u kontakt sa mnom <text:s/></text:span><text:span text:style-name="T4">emailom </text:span><text:span text:style-name="T5">(</text:span><text:span text:style-name="T4"> </text:span><text:a xlink:type="simple" xlink:href="mailto:boba.cerevicki@gmail.com" text:style-name="Internet_20_link" text:visited-style-name="Visited_20_Internet_20_Link"><text:span text:style-name="T30">boba</text:span></text:a><text:a xlink:type="simple" xlink:href="mailto:boba.cerevicki@gmail.com" text:style-name="Internet_20_link" text:visited-style-name="Visited_20_Internet_20_Link"><text:span text:style-name="T29">.</text:span></text:a><text:a xlink:type="simple" xlink:href="mailto:boba.cerevicki@gmail.com" text:style-name="Internet_20_link" text:visited-style-name="Visited_20_Internet_20_Link"><text:span text:style-name="T30">cerevicki</text:span></text:a><text:a xlink:type="simple" xlink:href="mailto:boba.cerevicki@gmail.com" text:style-name="Internet_20_link" text:visited-style-name="Visited_20_Internet_20_Link"><text:span text:style-name="T29">@</text:span></text:a><text:a xlink:type="simple" xlink:href="mailto:boba.cerevicki@gmail.com" text:style-name="Internet_20_link" text:visited-style-name="Visited_20_Internet_20_Link"><text:span text:style-name="T30">gmail.com</text:span></text:a><text:span text:style-name="T5"> ) </text:span><text:span text:style-name="T4">ili telefonom ( </text:span><text:span text:style-name="T2">+381 (0)6</text:span><text:span text:style-name="T3">4</text:span><text:span text:style-name="T2"> </text:span><text:span text:style-name="T3">218</text:span><text:span text:style-name="T2">-</text:span><text:span text:style-name="T3">2299</text:span><text:span text:style-name="T4"> )</text:span><text:span text:style-name="T5">.</text:span><text:span text:style-name="T16"> <text:s text:c="10"/></text:span></text:p>
      <text:p text:style-name="P10"/>
      <text:p text:style-name="P10">Sa po<text:span text:style-name="T28">š</text:span>tovanjem,</text:p>
      <text:p text:style-name="P10"/>
      <text:p text:style-name="P10"/>
      <text:p text:style-name="P10"/>
      <text:p text:style-name="P10"/>
      <text:p text:style-name="P13"><text:span text:style-name="T11">Slobodanka </text:span><text:span text:style-name="T13">Č</text:span><text:span text:style-name="T11">erevcki</text:span></text:p>
      <text:p text:style-name="P14"><text:span text:style-name="T11">Gradska Biblioteka Novi Sad</text:span></text:p>
      <text:p text:style-name="P17"><text:span text:style-name="T33">Email: </text:span><text:a xlink:type="simple" xlink:href="mailto:vladimirboba.cerevicki@gmail.com" text:style-name="Internet_20_link" text:visited-style-name="Visited_20_Internet_20_Link"><text:span text:style-name="T30">boba</text:span></text:a><text:a xlink:type="simple" xlink:href="mailto:vladimirboba.cerevicki@gmail.com" text:style-name="Internet_20_link" text:visited-style-name="Visited_20_Internet_20_Link"><text:span text:style-name="T31">.</text:span></text:a><text:a xlink:type="simple" xlink:href="mailto:vladimirboba.cerevicki@gmail.com" text:style-name="Internet_20_link" text:visited-style-name="Visited_20_Internet_20_Link"><text:span text:style-name="T30">cerevicki</text:span></text:a><text:a xlink:type="simple" xlink:href="mailto:vladimirboba.cerevicki@gmail.com" text:style-name="Internet_20_link" text:visited-style-name="Visited_20_Internet_20_Link"><text:span text:style-name="T31">@</text:span></text:a><text:a xlink:type="simple" xlink:href="mailto:vladimirboba.cerevicki@gmail.com" text:style-name="Internet_20_link" text:visited-style-name="Visited_20_Internet_20_Link"><text:span text:style-name="T30">gmail.com</text:span></text:a></text:p>
      <text:p text:style-name="P8"><text:span text:style-name="T1">Mobilni: </text:span><text:span text:style-name="T14">+381 (0)6</text:span><text:span text:style-name="T15">4</text:span><text:span text:style-name="T14"> </text:span><text:span text:style-name="T15">218</text:span><text:span text:style-name="T14">-</text:span><text:span text:style-name="T15">229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2" svg:font-family="Mangal"/>
    <style:font-face style:name="Segoe UI" svg:font-family="'Segoe UI'"/>
    <style:font-face style:name="Liberation Serif1" svg:font-family="'Liberation Serif'" style:font-family-generic="roman"/>
    <style:font-face style:name="Mangal1" svg:font-family="Mangal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Segoe UI1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19T12:59:32.841000000</meta:creation-date>
    <dc:date>2022-04-25T14:03:26.074000000</dc:date>
    <meta:editing-duration>PT3H16M22S</meta:editing-duration>
    <meta:editing-cycles>14</meta:editing-cycles>
    <meta:generator>LibreOffice/5.4.7.2$Windows_X86_64 LibreOffice_project/c838ef25c16710f8838b1faec480ebba495259d0</meta:generator>
    <meta:document-statistic meta:table-count="0" meta:image-count="0" meta:object-count="0" meta:page-count="1" meta:paragraph-count="12" meta:word-count="321" meta:character-count="1972" meta:non-whitespace-character-count="1650"/>
  </office:meta>
</office:document-meta>
</file>